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6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9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0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1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1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8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19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02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4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20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1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18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19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2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2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23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2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2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3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23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3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4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4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4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51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52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hyphenate="true"/>
    </style:style>
    <style:style style:name="T25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256" style:parent-style-name="Абзацсписка" style:family="paragraph">
      <style:paragraph-properties style:vertical-align="auto" style:line-height-at-least="0.1666in" fo:margin-left="0.2916in" fo:background-color="#FFFFFF">
        <style:tab-stops/>
      </style:paragraph-properties>
      <style:text-properties fo:language="en" fo:country="US" fo:hyphenate="true"/>
    </style:style>
    <style:style style:name="P257" style:parent-style-name="Textbody" style:family="paragraph">
      <style:paragraph-properties fo:line-height="150%"/>
      <style:text-properties fo:language="en" fo:country="US"/>
    </style:style>
    <style:style style:name="P258" style:parent-style-name="Textbody" style:family="paragraph">
      <style:paragraph-properties fo:line-height="150%"/>
      <style:text-properties fo:language="en" fo:country="US"/>
    </style:style>
    <style:style style:name="P259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0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1" style:parent-style-name="Textbody" style:family="paragraph">
      <style:paragraph-properties fo:line-height="150%" fo:text-indent="0.2916in"/>
    </style:style>
    <style:style style:name="T2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66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6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69" style:parent-style-name="Textbody" style:family="paragraph">
      <style:paragraph-properties fo:line-height="150%" fo:text-indent="0.2916in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P273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4" style:parent-style-name="Textbody" style:family="paragraph">
      <style:paragraph-properties fo:line-height="150%" fo:text-indent="0.2916in"/>
    </style:style>
    <style:style style:name="T2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78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79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0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1" style:parent-style-name="Textbody" style:family="paragraph">
      <style:paragraph-properties fo:line-height="150%" fo:text-indent="0.2916in"/>
      <style:text-properties fo:font-weight="bold" style:font-weight-asian="bold" style:font-weight-complex="bold" fo:font-size="14pt" style:font-size-asian="14pt" style:font-size-complex="14pt"/>
    </style:style>
    <style:style style:name="P282" style:parent-style-name="Textbody" style:family="paragraph">
      <style:paragraph-properties fo:line-height="150%" fo:text-indent="0.2916in"/>
    </style:style>
    <style:style style:name="T28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5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6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7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88" style:parent-style-name="Textbody" style:family="paragraph">
      <style:paragraph-properties fo:line-height="150%" fo:text-indent="0.2916in"/>
    </style:style>
    <style:style style:name="T2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92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3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4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29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29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0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0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10" style:parent-style-name="Textbody" style:family="paragraph">
      <style:paragraph-properties fo:line-height="150%" fo:margin-left="0.2916in">
        <style:tab-stops/>
      </style:paragraph-properties>
    </style:style>
    <style:style style:name="T3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314" style:parent-style-name="Textbody" style:family="paragraph">
      <style:paragraph-properties fo:line-height="150%" fo:margin-left="0.2916in">
        <style:tab-stops/>
      </style:paragraph-properties>
    </style:style>
    <style:style style:name="T3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7" style:parent-style-name="Textbody" style:family="paragraph">
      <style:paragraph-properties fo:line-height="150%" fo:margin-left="0.2916in">
        <style:tab-stops/>
      </style:paragraph-properties>
    </style:style>
    <style:style style:name="T3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2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3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2" style:parent-style-name="Textbody" style:family="paragraph">
      <style:paragraph-properties fo:line-height="150%" fo:margin-left="0.2916in">
        <style:tab-stops/>
      </style:paragraph-properties>
    </style:style>
    <style:style style:name="T32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24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5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7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8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29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0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1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2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3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4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5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6" style:parent-style-name="Textbody" style:family="paragraph">
      <style:paragraph-properties fo:line-height="150%" fo:margin-left="0.2916in">
        <style:tab-stops/>
      </style:paragraph-properties>
      <style:text-properties style:font-weight-complex="bold" fo:font-size="14pt" style:font-size-asian="14pt" style:font-size-complex="14pt"/>
    </style:style>
    <style:style style:name="P337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8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39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0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1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2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P343" style:parent-style-name="Textbody" style:family="paragraph">
      <style:paragraph-properties fo:line-height="150%" fo:margin-left="0.5416in">
        <style:tab-stops/>
      </style:paragraph-properties>
      <style:text-properties style:font-weight-complex="bold" fo:font-size="14pt" style:font-size-asian="14pt" style:font-size-complex="14pt"/>
    </style:style>
    <style:style style:name="TableColumn345" style:family="table-column">
      <style:table-column-properties style:column-width="2.2284in"/>
    </style:style>
    <style:style style:name="TableColumn346" style:family="table-column">
      <style:table-column-properties style:column-width="2.2284in"/>
    </style:style>
    <style:style style:name="TableColumn347" style:family="table-column">
      <style:table-column-properties style:column-width="2.2291in"/>
    </style:style>
    <style:style style:name="Table344" style:family="table">
      <style:table-properties style:width="6.6861in" fo:margin-left="0in" table:align="lef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353" style:family="table-row">
      <style:table-row-properties/>
    </style:style>
    <style:style style:name="P35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7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8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394" style:parent-style-name="Textbody" style:family="paragraph">
      <style:paragraph-properties fo:line-height="150%" fo:text-indent="0.2916in"/>
      <style:text-properties style:font-weight-complex="bold" fo:font-size="14pt" style:font-size-asian="14pt" style:font-size-complex="14pt"/>
    </style:style>
    <style:style style:name="P395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396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397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398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399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0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1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2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3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4" style:parent-style-name="Textbody" style:family="paragraph">
      <style:paragraph-properties fo:line-height="150%" fo:margin-left="0.7604in">
        <style:tab-stops/>
      </style:paragraph-properties>
      <style:text-properties style:font-weight-complex="bold" fo:font-size="14pt" style:font-size-asian="14pt" style:font-size-complex="14pt"/>
    </style:style>
    <style:style style:name="P4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6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407" style:parent-style-name="Textbody" style:family="paragraph">
      <style:paragraph-properties fo:line-height="150%"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8" style:parent-style-name="Textbody" style:family="paragraph">
      <style:paragraph-properties fo:line-height="150%"/>
    </style:style>
    <style:style style:name="T4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41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4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2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4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423" style:parent-style-name="Textbody" style:family="paragraph">
      <style:paragraph-properties fo:line-height="150%"/>
    </style:style>
    <style:style style:name="T424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42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28" style:parent-style-name="Textbody" style:family="paragraph">
      <style:paragraph-properties fo:line-height="150%" fo:margin-left="0.5in">
        <style:tab-stops/>
      </style:paragraph-properties>
    </style:style>
    <style:style style:name="T4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0" style:parent-style-name="Основнойшрифтабзаца" style:family="text">
      <style:text-properties fo:font-size="14pt" style:font-size-asian="14pt" style:font-size-complex="14pt"/>
    </style:style>
    <style:style style:name="P431" style:parent-style-name="Textbody" style:family="paragraph">
      <style:paragraph-properties fo:line-height="150%" fo:margin-left="0.5in">
        <style:tab-stops/>
      </style:paragraph-properties>
    </style:style>
    <style:style style:name="T4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P434" style:parent-style-name="Textbody" style:family="paragraph">
      <style:paragraph-properties fo:line-height="150%" fo:margin-left="0.5in">
        <style:tab-stops/>
      </style:paragraph-properties>
    </style:style>
    <style:style style:name="T43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6" style:parent-style-name="Основнойшрифтабзаца" style:family="text">
      <style:text-properties fo:font-size="14pt" style:font-size-asian="14pt" style:font-size-complex="14pt"/>
    </style:style>
    <style:style style:name="P437" style:parent-style-name="Textbody" style:family="paragraph">
      <style:paragraph-properties fo:line-height="150%" fo:margin-left="0.5in">
        <style:tab-stops/>
      </style:paragraph-properties>
    </style:style>
    <style:style style:name="T4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P440" style:parent-style-name="Textbody" style:family="paragraph">
      <style:paragraph-properties fo:line-height="150%" fo:margin-left="0.5in">
        <style:tab-stops/>
      </style:paragraph-properties>
    </style:style>
    <style:style style:name="T44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42" style:parent-style-name="Основнойшрифтабзаца" style:family="text">
      <style:text-properties fo:font-size="14pt" style:font-size-asian="14pt" style:font-size-complex="14pt"/>
    </style:style>
    <style:style style:name="P443" style:parent-style-name="Textbody" style:family="paragraph">
      <style:paragraph-properties fo:line-height="150%" fo:margin-left="0.5in">
        <style:tab-stops/>
      </style:paragraph-properties>
      <style:text-properties style:font-weight-complex="bold"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 разработки…………………………………………………...3</text:span></text:p>
            </text:list-item>
            <text:list-item>
              <text:p text:style-name="P33"><text:span text:style-name="T34">Технические требование к программе или программному изделию….4</text:span></text:p>
            </text:list-item>
            <text:list-item>
              <text:p text:style-name="P35"><text:span text:style-name="T36">Требования к программной документации……………………………...6</text:span></text:p>
            </text:list-item>
            <text:list-item>
              <text:p text:style-name="P37"><text:span text:style-name="T38">Технико-экономические показатели……………………………………..7</text:span></text:p>
            </text:list-item>
            <text:list-item>
              <text:p text:style-name="P39">Стадии и этапы разработки………………………………………………7</text:p>
            </text:list-item>
          </text:list>
        </text:list-item>
        <text:list-item>
          <text:p text:style-name="P40">Соглашение о требованиях…………………………………………………..8</text:p>
          <text:list text:continue-numbering="true">
            <text:list-item>
              <text:p text:style-name="P41"><text:span text:style-name="T42">Описание программного изделия………………………………………..8</text:span></text:p>
            </text:list-item>
            <text:list-item>
              <text:p text:style-name="P43"><text:span text:style-name="T44">Цели……………………………………………………………………….11</text:span></text:p>
            </text:list-item>
            <text:list-item>
              <text:p text:style-name="P45"><text:span text:style-name="T46">Стратегия…………………………………………………………………12</text:span></text:p>
            </text:list-item>
            <text:list-item>
              <text:p text:style-name="P47"><text:span text:style-name="T48">Используемые материалы……………………………………………….17</text:span></text:p>
            </text:list-item>
            <text:list-item>
              <text:p text:style-name="P49"><text:span text:style-name="T50">Передача заказчику и ввод в действие………………………………….17</text:span></text:p>
            </text:list-item>
            <text:list-item>
              <text:p text:style-name="P51"><text:span text:style-name="T52">Тактика……………………………………………………………………18</text:span></text:p>
            </text:list-item>
            <text:list-item>
              <text:p text:style-name="P53"><text:span text:style-name="T54">Извещение об изменении календарных сроков………………………...21</text:span></text:p>
            </text:list-item>
          </text:list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1 Спецификации</text:p>
      <text:list text:style-name="LFO2" text:continue-numbering="true">
        <text:list-item>
          <text:list>
            <text:list-item>
              <text:p text:style-name="P62">Внешняя спецификация</text:p>
            </text:list-item>
          </text:list>
        </text:list-item>
      </text:list>
      <text:p text:style-name="P63"><text:span text:style-name="T64">def</text:span><text:span text:style-name="T65"><text:s/></text:span><text:span text:style-name="T66">migrate</text:span><text:span text:style-name="T67">():</text:span></text:p>
      <text:p text:style-name="P68"><text:span text:style-name="T69"><text:s text:c="4"/></text:span><text:span text:style-name="T70">"""</text:span></text:p>
      <text:p text:style-name="P71"><text:span text:style-name="T72"><text:s text:c="4"/>Скрипт для выполнения миграции абонентов АТС в формат<text:s/></text:span><text:span text:style-name="T73">IMS</text:span><text:span text:style-name="T74">.</text:span></text:p>
      <text:p text:style-name="P75"><text:span text:style-name="T76"><text:s text:c="4"/>"""</text:span></text:p>
      <text:p text:style-name="P77"><text:s text:c="4"/># Контектсный менеджер формирующий объект конфигурации и</text:p>
      <text:p text:style-name="P78"><text:span text:style-name="T79"><text:s text:c="4"/># управления исключениями</text:span></text:p>
      <text:p text:style-name="P80"><text:span text:style-name="T81"><text:s text:c="4"/></text:span><text:span text:style-name="T82">with</text:span><text:span text:style-name="T83"><text:s/></text:span><text:span text:style-name="T84">Parser</text:span><text:span text:style-name="T85">.</text:span><text:span text:style-name="T86">run</text:span><text:span text:style-name="T87">_</text:span><text:span text:style-name="T88">migrate</text:span><text:span text:style-name="T89">()</text:span><text:span text:style-name="T90"><text:s/></text:span><text:span text:style-name="T91">as</text:span><text:span text:style-name="T92"><text:s/></text:span><text:span text:style-name="T93">conf</text:span><text:span text:style-name="T94">:</text:span></text:p>
      <text:p text:style-name="P95"><text:span text:style-name="T96"><text:tab/><text:s/></text:span><text:span text:style-name="T97"># инициировать конфиг</text:span></text:p>
      <text:p text:style-name="P98"><text:span text:style-name="T99"><text:s text:c="8"/></text:span><text:span text:style-name="T100">conf</text:span><text:span text:style-name="T101">.</text:span><text:span text:style-name="T102">init</text:span><text:span text:style-name="T103">_</text:span><text:span text:style-name="T104">config</text:span><text:span text:style-name="T105">()</text:span></text:p>
      <text:p text:style-name="P106"><text:span text:style-name="T107"><text:tab/><text:s/></text:span><text:span text:style-name="T108"># подготовить хранилище для обработанных данных</text:span></text:p>
      <text:p text:style-name="P109"><text:span text:style-name="T110"><text:s text:c="8"/></text:span><text:span text:style-name="T111">data</text:span><text:span text:style-name="T112"><text:s/></text:span><text:span text:style-name="T113">=</text:span><text:span text:style-name="T114"><text:s/>[]<text:s/></text:span></text:p>
      <text:p text:style-name="P115"><text:tab/><text:s/># выполнить обработку данных согласно типу АТС</text:p>
      <text:p text:style-name="P116"><text:span text:style-name="T117"><text:s text:c="8"/></text:span><text:span text:style-name="T118">if</text:span><text:span text:style-name="T119"><text:s/></text:span><text:span text:style-name="T120">conf.node<text:s/></text:span><text:span text:style-name="T121">==</text:span><text:span text:style-name="T122"><text:s/></text:span><text:span text:style-name="T123">"mt20"</text:span><text:span text:style-name="T124">:</text:span></text:p>
      <text:p text:style-name="P125"><text:span text:style-name="T126"><text:s text:c="12"/>data<text:s/></text:span><text:span text:style-name="T127">=</text:span><text:span text:style-name="T128"><text:s/></text:span><text:span text:style-name="T129">MT20.migrate(conf)</text:span></text:p>
      <text:p text:style-name="P130"/>
      <text:p text:style-name="P131"><text:span text:style-name="T132"><text:s text:c="8"/></text:span><text:span text:style-name="T133">if</text:span><text:span text:style-name="T134"><text:s/>conf.node<text:s/></text:span><text:span text:style-name="T135">==</text:span><text:span text:style-name="T136"><text:s/></text:span><text:span text:style-name="T137">"vocaltec"</text:span><text:span text:style-name="T138">:</text:span></text:p>
      <text:p text:style-name="P139"><text:span text:style-name="T140"><text:s text:c="12"/>data<text:s/></text:span><text:span text:style-name="T141">=</text:span><text:span text:style-name="T142"><text:s/></text:span><text:span text:style-name="T143">Vocaltec.migrate(conf)</text:span></text:p>
      <text:p text:style-name="P144"/>
      <text:p text:style-name="P145"><text:span text:style-name="T146"><text:s text:c="8"/></text:span><text:span text:style-name="T147">if</text:span><text:span text:style-name="T148"><text:s/>conf.node<text:s/></text:span><text:span text:style-name="T149">==</text:span><text:span text:style-name="T150"><text:s/></text:span><text:span text:style-name="T151">"nortell"</text:span><text:span text:style-name="T152">:</text:span></text:p>
      <text:p text:style-name="P153"><text:span text:style-name="T154"><text:s text:c="12"/>data<text:s/></text:span><text:span text:style-name="T155">=</text:span><text:span text:style-name="T156"><text:s/></text:span><text:span text:style-name="T157">Nortell.migrate(conf)</text:span></text:p>
      <text:p text:style-name="P158"/>
      <text:p text:style-name="P159"><text:span text:style-name="T160"><text:s text:c="8"/></text:span><text:span text:style-name="T161">if</text:span><text:span text:style-name="T162"><text:s/>conf.node<text:s/></text:span><text:span text:style-name="T163">==</text:span><text:span text:style-name="T164"><text:s/></text:span><text:span text:style-name="T165">'argus'</text:span><text:span text:style-name="T166">:</text:span></text:p>
      <text:p text:style-name="P167"><text:span text:style-name="T168"><text:s text:c="12"/>data<text:s/></text:span><text:span text:style-name="T169">=</text:span><text:span text:style-name="T170"><text:s/></text:span><text:span text:style-name="T171">Argus.migrate(conf)</text:span></text:p>
      <text:p text:style-name="P172"/>
      <text:p text:style-name="P173"><text:span text:style-name="T174"><text:s text:c="8"/></text:span><text:span text:style-name="T175">if</text:span><text:span text:style-name="T176"><text:s/>conf.node<text:s/></text:span><text:span text:style-name="T177">==</text:span><text:span text:style-name="T178"><text:s/></text:span><text:span text:style-name="T179">'axe-irkutsk'</text:span><text:span text:style-name="T180">:</text:span></text:p>
      <text:p text:style-name="P181"><text:span text:style-name="T182"><text:s text:c="12"/>data</text:span><text:span text:style-name="T183"><text:s/></text:span><text:span text:style-name="T184">=</text:span><text:span text:style-name="T185"><text:s/></text:span><text:span text:style-name="T186">AXEIrk</text:span><text:span text:style-name="T187">.</text:span><text:span text:style-name="T188">migrate</text:span><text:span text:style-name="T189">(</text:span><text:span text:style-name="T190">conf</text:span><text:span text:style-name="T191">)</text:span></text:p>
      <text:p text:style-name="P192"><text:span text:style-name="T193"><text:tab/><text:s/></text:span><text:span text:style-name="T194"># Сформировать выходные данные в формате vIMS</text:span></text:p>
      <text:p text:style-name="P195"><text:span text:style-name="T196"><text:s text:c="8"/></text:span><text:span text:style-name="T197">if</text:span><text:span text:style-name="T198"><text:s/>data:</text:span></text:p>
      <text:p text:style-name="P199"><text:span text:style-name="T200"><text:s text:c="12"/></text:span><text:span text:style-name="T201">working_data(data, conf)</text:span></text:p>
      <text:p text:style-name="P202"><text:s text:c="12"/></text:p>
      <text:p text:style-name="P203"/>
      <text:p text:style-name="P204"/>
      <text:p text:style-name="P205"><text:span text:style-name="T206">if</text:span><text:span text:style-name="T207"><text:s/></text:span><text:span text:style-name="T208">__name__</text:span><text:span text:style-name="T209"><text:s/></text:span><text:span text:style-name="T210">==</text:span><text:span text:style-name="T211"><text:s/></text:span><text:span text:style-name="T212">"__main__"</text:span><text:span text:style-name="T213">:</text:span></text:p>
      <text:p text:style-name="P214"><text:span text:style-name="T215"><text:s text:c="4"/></text:span><text:span text:style-name="T216">migrate()</text:span></text:p>
      <text:p text:style-name="P217"/>
      <text:p text:style-name="P218"/>
      <text:list text:style-name="LFO2" text:continue-numbering="true">
        <text:list-item>
          <text:list>
            <text:list-item>
              <text:p text:style-name="P219">Внутренняя спецификация</text:p>
            </text:list-item>
          </text:list>
        </text:list-item>
      </text:list>
      <text:p text:style-name="P220"># Контектсный менеджер формирующий объект конфигурации и</text:p>
      <text:p text:style-name="P221"><text:span text:style-name="T222"><text:s text:c="4"/># управления исключениями</text:span></text:p>
      <text:p text:style-name="P223"><text:span text:style-name="T224">Procedure</text:span><text:span text:style-name="T225"><text:s/></text:span><text:span text:style-name="T226">Parser</text:span><text:span text:style-name="T227">.</text:span><text:span text:style-name="T228">run</text:span><text:span text:style-name="T229">_</text:span><text:span text:style-name="T230">migrate</text:span><text:span text:style-name="T231">()</text:span></text:p>
      <text:p text:style-name="P232"><text:span text:style-name="T233"><text:s text:c="4"/></text:span><text:span text:style-name="T234">#<text:s/></text:span><text:span text:style-name="T235">инициировать</text:span><text:span text:style-name="T236"><text:s/></text:span><text:span text:style-name="T237">конфиг</text:span></text:p>
      <text:p text:style-name="P238"><text:span text:style-name="T239"><text:s text:c="4"/>Procedure<text:s/></text:span><text:span text:style-name="T240">conf.init_config()</text:span></text:p>
      <text:p text:style-name="P241"># выполнить обработку<text:s/>данных согласно типу АТС</text:p>
      <text:p text:style-name="P242"><text:span text:style-name="T243">Procedure</text:span><text:span text:style-name="T244"><text:s/></text:span><text:span text:style-name="T245">MT</text:span><text:span text:style-name="T246">20.</text:span><text:span text:style-name="T247">migrate</text:span><text:span text:style-name="T248">(</text:span><text:span text:style-name="T249">conf</text:span><text:span text:style-name="T250">)</text:span></text:p>
      <text:p text:style-name="P251"># Сформировать выходные данные в формате vIMS</text:p>
      <text:p text:style-name="P252"><text:span text:style-name="T253">Procedure</text:span><text:span text:style-name="T254"><text:s/></text:span><text:span text:style-name="T255">working_data(data, conf)</text:span></text:p>
      <text:p text:style-name="P256"/>
      <text:p text:style-name="P257"/>
      <text:p text:style-name="P258"/>
      <text:soft-page-break/>
      <text:p text:style-name="P259">2 Тестирование</text:p>
      <text:p text:style-name="P260">2.1 Общие принципы тестирования</text:p>
      <text:p text:style-name="P261"><text:span text:style-name="T262">Для проведения тестирования программы «</text:span><text:span text:style-name="T263">MigrateIMS</text:span><text:span text:style-name="T264">» выполняется<text:s/></text:span><text:span text:style-name="T265">системное тестирование</text:span></text:p>
      <text:p text:style-name="P266">2.2 Организация испытаний программных изделий</text:p>
      <text:p text:style-name="P267">Организация испытаний программного изделия преследует цель установления факта наличия/отсутствия ошибок и расхождения между истинными свойствами программного изделия и его спецификациями.<text:s/></text:p>
      <text:p text:style-name="P268">2.3 Виды испытаний программного изделия. Стадии испытаний</text:p>
      <text:p text:style-name="P269"><text:span text:style-name="T270">Для проверки правильности работы программы выбран класс<text:s/></text:span><text:span text:style-name="T271">B</text:span><text:span text:style-name="T272"><text:s/>(тестирование после разработки).</text:span></text:p>
      <text:p text:style-name="P273">2.4 Режимы испытаний программ</text:p>
      <text:p text:style-name="P274"><text:span text:style-name="T275">Тестирование будет выполняться в режиме<text:s/></text:span><text:span text:style-name="T276">II</text:span><text:span text:style-name="T277"><text:s/>(выполняется разработчиком).</text:span></text:p>
      <text:p text:style-name="P278">2.5<text:s/>Категории испытания программного изделия</text:p>
      <text:p text:style-name="P279">Категория испытаний программного изделия – Аттестация.<text:s/></text:p>
      <text:p text:style-name="P280">2.6 Технология тестирования, классы эквивалентности</text:p>
      <text:p text:style-name="P281">2.6.1 Варианты использования</text:p>
      <text:p text:style-name="P282"><text:span text:style-name="T283">Сценарий использования:<text:s/></text:span><text:span text:style-name="T284">Выполнить конвертирование.</text:span></text:p>
      <text:p text:style-name="P285">Основное действующее лицо:<text:s/>Оператор, Конвертер</text:p>
      <text:p text:style-name="P286">Цель: Получить исходные данные номеров в новом формате.</text:p>
      <text:p text:style-name="P287">Уровень: Обобщенный.</text:p>
      <text:p text:style-name="P288"><text:span text:style-name="T289">Область действия: Программа<text:s/></text:span><text:span text:style-name="T290">MigrateIMS</text:span><text:span text:style-name="T291">.</text:span></text:p>
      <text:p text:style-name="P292"/>
      <text:p text:style-name="P293"/>
      <text:soft-page-break/>
      <text:p text:style-name="P294">Основной сценарий:</text:p>
      <text:list text:style-name="LFO3" text:continue-numbering="true">
        <text:list-item>
          <text:p text:style-name="P295">Оператор запускает конвертер с необходимыми аргументами.</text:p>
        </text:list-item>
        <text:list-item>
          <text:p text:style-name="P296"><text:s/>Конвертер, обрабатывает аргументы</text:p>
        </text:list-item>
        <text:list-item>
          <text:p text:style-name="P297">Конвертер выполняет обработку данных по выбранному сценарию.</text:p>
        </text:list-item>
        <text:list-item>
          <text:p text:style-name="P298">Конвертер формирует выходные данные.</text:p>
        </text:list-item>
        <text:list-item>
          <text:p text:style-name="P299">Конвертер информирует оператора о завершении работы.</text:p>
        </text:list-item>
      </text:list>
      <text:p text:style-name="P300">Расширения:</text:p>
      <text:list text:style-name="LFO4" text:continue-numbering="true">
        <text:list-item>
          <text:list>
            <text:list-item>
              <text:p text:style-name="P301">Оператор запускает конвертер без аргументов.</text:p>
              <text:list text:continue-numbering="true">
                <text:list-item>
                  <text:p text:style-name="P302">Конвертер выводит подсказку по запуску программы.</text:p>
                </text:list-item>
                <text:list-item>
                  <text:p text:style-name="P303">Конвертер завершает работу.</text:p>
                </text:list-item>
              </text:list>
            </text:list-item>
            <text:list-item>
              <text:p text:style-name="P304">Оператор запускает конвертер с некорректным набором аргументов</text:p>
              <text:list text:continue-numbering="true">
                <text:list-item>
                  <text:p text:style-name="P305">Конвертер сообщает о некорректных командах.</text:p>
                </text:list-item>
                <text:list-item>
                  <text:p text:style-name="P306">Конвертер выводит подсказку.</text:p>
                </text:list-item>
                <text:list-item>
                  <text:p text:style-name="P307">Конвертер завершает работу.</text:p>
                </text:list-item>
              </text:list>
            </text:list-item>
          </text:list>
        </text:list-item>
      </text:list>
      <text:p text:style-name="P308">2.1 Главный конфигурационный файл не доступен по указанному пути.</text:p>
      <text:p text:style-name="P309"><text:tab/>2.1.1 Конвертер завершает работу с выводом возникшей ошибки.</text:p>
      <text:p text:style-name="P310"><text:span text:style-name="T311">2.2</text:span><text:span text:style-name="T312">. Главный конфигурационный файл не имеет ожидаемый формат<text:s/></text:span><text:span text:style-name="T313">json</text:span></text:p>
      <text:p text:style-name="P314"><text:span text:style-name="T315"><text:tab/></text:span><text:span text:style-name="T316">2.2.1 Конвертер завершает работу с выводом возникшей ошибки.</text:span></text:p>
      <text:p text:style-name="P317"><text:span text:style-name="T318">2.3</text:span><text:span text:style-name="T319"><text:s/>Структура главного конфигурационного файла не соответствует ожидаемому формату<text:s/></text:span><text:span text:style-name="T320">json</text:span><text:span text:style-name="T321">.</text:span></text:p>
      <text:p text:style-name="P322"><text:span text:style-name="T323"><text:tab/>2.3.1 Конвертер завершает работу с выводом возникшей ошибки.</text:span></text:p>
      <text:p text:style-name="P324">2.4<text:s/>Атрибуты главного конфигурационного файла содержат недоступные для чтения файлов ссылки.</text:p>
      <text:p text:style-name="P325"><text:tab/>2.4.1 Конвертер завершает работу с выводом возникшей ошибки.</text:p>
      <text:soft-page-break/>
      <text:p text:style-name="P326">2.5. Файлы, указанные в атрибутах главного конфигурационного файла, имеют формат, не соответствующий указанному расширению.</text:p>
      <text:p text:style-name="P327"><text:tab/>2.5.1 Конвертер завершает работу с выводом возникшей ошибки.</text:p>
      <text:p text:style-name="P328">3.1. В процессе конвертирования данных происходит ошибка обработки данных.</text:p>
      <text:p text:style-name="P329"><text:tab/>3.1.1 Если возникло неожидаемое исключение, конвертер завершает работу с выводом необработанного исключения.</text:p>
      <text:p text:style-name="P330"><text:tab/>3.1.2 Если ошибка перехватывается встроенными обработчиками исключений, то информация об ошибке пишется в лог<text:s/>с указанием уровня срочности, Конвертер продолжает работу.</text:p>
      <text:p text:style-name="P331">4.1 В процессе формирования выходных данных происходит<text:s/>ошибка обработки данных.</text:p>
      <text:p text:style-name="P332"><text:tab/>4.1.1 Если возникло неожидаемое исключение, конвертер завершает работу с выводом необработанного исключения.</text:p>
      <text:p text:style-name="P333"><text:tab/>4.1.2 Если возникло неожидаемое исключение, конвертер завершает работу с выводом необработанного исключения.</text:p>
      <text:p text:style-name="P334">4.2 Конвертер на может сохранить выходные данные в файл.</text:p>
      <text:p text:style-name="P335"><text:tab/>4.2.1 Конвертер завершает работу с выводом возникшей ошибки.</text:p>
      <text:p text:style-name="P336"><text:s/></text:p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 table:number-rows-spanned="2">
            <text:p text:style-name="P350">Входные условия</text:p>
          </table:table-cell>
          <table:table-cell table:style-name="TableCell351" table:number-columns-spanned="2">
            <text:p text:style-name="P352">Классы эквивалентности</text:p>
          </table:table-cell>
          <table:covered-table-cell/>
        </table:table-row>
        <table:table-row table:style-name="TableRow353">
          <table:covered-table-cell>
            <text:p text:style-name="P354"/>
          </table:covered-table-cell>
          <table:table-cell table:style-name="TableCell355">
            <text:p text:style-name="P356">Правильные</text:p>
          </table:table-cell>
          <table:table-cell table:style-name="TableCell357">
            <text:p text:style-name="P358">Неправильные</text:p>
          </table:table-cell>
        </table:table-row>
        <table:table-row table:style-name="TableRow359">
          <table:table-cell table:style-name="TableCell360">
            <text:p text:style-name="P361">Аргументы командной строки</text:p>
          </table:table-cell>
          <table:table-cell table:style-name="TableCell362">
            <text:p text:style-name="P363">Корректные<text:s/>(1)</text:p>
          </table:table-cell>
          <table:table-cell table:style-name="TableCell364">
            <text:p text:style-name="P365">Некорректные (2)</text:p>
            <text:p text:style-name="P366">Отсутствуют (3)</text:p>
          </table:table-cell>
        </table:table-row>
        <table:table-row table:style-name="TableRow367">
          <table:table-cell table:style-name="TableCell368">
            <text:p text:style-name="P369">Главный конфигурационный файл</text:p>
          </table:table-cell>
          <table:table-cell table:style-name="TableCell370">
            <text:p text:style-name="P371">Есть по указанному пути</text:p>
            <text:p text:style-name="P372">читается корректно<text:s/>(4)</text:p>
          </table:table-cell>
          <table:table-cell table:style-name="TableCell373">
            <text:p text:style-name="P374">Указан неправильный путь или имя файла<text:s/>(5)</text:p>
            <text:p text:style-name="P375">Неверный формат файла<text:s/>(6)</text:p>
          </table:table-cell>
        </table:table-row>
        <table:table-row table:style-name="TableRow376">
          <table:table-cell table:style-name="TableCell377">
            <text:p text:style-name="P378">Атрибуты главного конфигурационного файла</text:p>
          </table:table-cell>
          <table:table-cell table:style-name="TableCell379">
            <text:p text:style-name="P380">Есть<text:s/>(7)</text:p>
            <text:p text:style-name="P381">Читаются корректно<text:s/>(8)</text:p>
          </table:table-cell>
          <table:table-cell table:style-name="TableCell382">
            <text:p text:style-name="P383">Атрибутов нет (9)</text:p>
            <text:p text:style-name="P384">атрибут содержит неправильный путь или имя файла<text:s/>(10)</text:p>
            <text:p text:style-name="P385">указанный в атрибуте файл содержит неверный формат<text:s/>(11)</text:p>
            <text:p text:style-name="P386"/>
          </table:table-cell>
        </table:table-row>
        <table:table-row table:style-name="TableRow387">
          <table:table-cell table:style-name="TableCell388">
            <text:p text:style-name="P389">Все входные данные корректны</text:p>
          </table:table-cell>
          <table:table-cell table:style-name="TableCell390">
            <text:p text:style-name="P391">Да<text:s/>(11)</text:p>
          </table:table-cell>
          <table:table-cell table:style-name="TableCell392">
            <text:p text:style-name="P393">Нет<text:s/>(12)</text:p>
          </table:table-cell>
        </table:table-row>
      </table:table>
      <text:p text:style-name="P394"/>
      <text:list text:style-name="LFO1" text:continue-numbering="true">
        <text:list-item>
          <text:list>
            <text:list-item>
              <text:p text:style-name="P395">Построение тестов</text:p>
            </text:list-item>
          </text:list>
        </text:list-item>
      </text:list>
      <text:p text:style-name="P396">Тест_1 – объединяет правильные классы эквивалентности (1,4, 7, 8,11)</text:p>
      <text:p text:style-name="P397">Тест_2 - объединяет неправильные классы эквивалентности (2)</text:p>
      <text:p text:style-name="P398">Тест_3 - объединяет неправильные классы эквивалентности (3)</text:p>
      <text:p text:style-name="P399">Тест_4 - объединяет неправильные классы эквивалентности (5)</text:p>
      <text:soft-page-break/>
      <text:p text:style-name="P400">Тест_5 - объединяет неправильные классы эквивалентности (6)</text:p>
      <text:p text:style-name="P401">Тест_6 - объединяет неправильные классы эквивалентности (9)</text:p>
      <text:p text:style-name="P402">Тест_7 - объединяет неправильные классы эквивалентности (10)</text:p>
      <text:p text:style-name="P403">Тест_8 - объединяет неправильные классы эквивалентности (11)</text:p>
      <text:p text:style-name="P404">Тест_9 - объединяет неправильные классы эквивалентности (12)</text:p>
      <text:p text:style-name="P405"><text:tab/></text:p>
      <text:list text:style-name="LFO1" text:continue-numbering="true">
        <text:list-item>
          <text:p text:style-name="P406">РУКОВОДСТВО СИСТЕМНОГО ПРОГРАММИСТА</text:p>
        </text:list-item>
      </text:list>
      <text:p text:style-name="P407">3.1 Общие сведения о программе</text:p>
      <text:p text:style-name="P408"><text:span text:style-name="T409"><text:tab/></text:span><text:span text:style-name="T410">Конвертер<text:s/></text:span><text:span text:style-name="T411">MigrateIMS</text:span><text:span text:style-name="T412"><text:s/>предназначен для конвертирования исходной базы номеров телефонной станции в новый формат представления, совместимый для импорта (миграции)</text:span><text:span text:style-name="T413"><text:s/></text:span><text:span text:style-name="T414">на новый узел коммутации<text:s/></text:span><text:span text:style-name="T415">vIMS</text:span><text:span text:style-name="T416">. Другими словами, конвертер выполняет обработку каждого номера, его атрибутов – услуги, категория АОН и т.д, которыми он пользовался, а также служебные настройки – статус отключения за неуплату, административное ограничения исходящей/входящей связи и т.д. Далее, на основании шаблонов конвертирования, все вычисленные атрибуты номера преобразуются в новые значения и структуры,<text:s/></text:span><text:span text:style-name="T417">которые понятны для<text:s/></text:span><text:span text:style-name="T418">vIMS</text:span><text:span text:style-name="T419">.</text:span></text:p>
      <text:p text:style-name="P420">На вход конвертера подаются следующие данные:</text:p>
      <text:p text:style-name="P421">1 некоторая база номеров АТС, выбранных для миграции.</text:p>
      <text:p text:style-name="P422">Учитывая специфику хранения данных в разных типах АТС, формирующаяся база номеров может содержать разные форматы данных, в том числе это может быть не один файл и много. Для каждого типа АТС разрабатывается индивидуальный программный модуль, способный преобразовывать исходные «сырые» данные к нужному внутреннему формату.</text:p>
      <text:p text:style-name="P423"><text:span text:style-name="T424">- подготовленные шаблоны маппинга услуг и трибутов</text:span></text:p>
      <text:p text:style-name="P425">- дополнительные флаги для управления процессом конвертирования</text:p>
      <text:p text:style-name="P426"/>
      <text:p text:style-name="P427"><text:s/></text:p>
      <text:p text:style-name="P428"><text:span text:style-name="T429">-</text:span><text:span text:style-name="T430"><text:s/>структура программы</text:span></text:p>
      <text:p text:style-name="P431"><text:span text:style-name="T432">-</text:span><text:span text:style-name="T433"><text:s/>настройка программы</text:span></text:p>
      <text:p text:style-name="P434"><text:span text:style-name="T435">-</text:span><text:span text:style-name="T436"><text:s/>проверка программы</text:span></text:p>
      <text:p text:style-name="P437"><text:span text:style-name="T438">-</text:span><text:span text:style-name="T439"><text:s/>дополнительные возможности</text:span></text:p>
      <text:p text:style-name="P440"><text:span text:style-name="T441">-</text:span><text:span text:style-name="T442"><text:s/>сообщения системному программисту</text:span></text:p>
      <text:p text:style-name="P4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Liberation Serif" style:font-name-asian="Noto Sans CJK SC Regular" style:font-name-complex="Lohit Devanaga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format="1" text:display-levels="3">
        <style:list-level-properties text:space-before="0.5833in" text:min-label-width="0.5in" text:list-level-position-and-space-mode="label-alignment">
          <style:list-level-label-alignment text:label-followed-by="listtab" fo:margin-left="1.0833in" fo:text-indent="-0.5in"/>
        </style:list-level-properties>
      </text:list-level-style-number>
      <text:list-level-style-number text:level="4" style:num-format="1" text:display-levels="4">
        <style:list-level-properties text:space-before="0.875in" text:min-label-width="0.75in" text:list-level-position-and-space-mode="label-alignment">
          <style:list-level-label-alignment text:label-followed-by="listtab" fo:margin-left="1.625in" fo:text-indent="-0.75in"/>
        </style:list-level-properties>
      </text:list-level-style-number>
      <text:list-level-style-number text:level="5" style:num-format="1" text:display-levels="5">
        <style:list-level-properties text:space-before="1.1666in" text:min-label-width="0.75in" text:list-level-position-and-space-mode="label-alignment">
          <style:list-level-label-alignment text:label-followed-by="listtab" fo:margin-left="1.9166in" fo:text-indent="-0.75in"/>
        </style:list-level-properties>
      </text:list-level-style-number>
      <text:list-level-style-number text:level="6" style:num-format="1" text:display-levels="6">
        <style:list-level-properties text:space-before="1.4583in" text:min-label-width="1in" text:list-level-position-and-space-mode="label-alignment">
          <style:list-level-label-alignment text:label-followed-by="listtab" fo:margin-left="2.4583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.0416in" text:min-label-width="1.25in" text:list-level-position-and-space-mode="label-alignment">
          <style:list-level-label-alignment text:label-followed-by="listtab" fo:margin-left="3.2916in" fo:text-indent="-1.25in"/>
        </style:list-level-properties>
      </text:list-level-style-number>
      <text:list-level-style-number text:level="9" style:num-format="1" text:display-levels="9">
        <style:list-level-properties text:space-before="2.3333in" text:min-label-width="1.5in" text:list-level-position-and-space-mode="label-alignment">
          <style:list-level-label-alignment text:label-followed-by="listtab" fo:margin-left="3.8333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9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ubenshchikov Oleg</meta:initial-creator>
    <dc:creator>Bubenshchikov Oleg</dc:creator>
    <meta:creation-date>2018-12-06T02:40:00Z</meta:creation-date>
    <dc:date>2018-12-18T03:57:00Z</dc:date>
    <meta:template xlink:href="Normal.dotm" xlink:type="simple"/>
    <meta:editing-cycles>9</meta:editing-cycles>
    <meta:editing-duration>PT12540S</meta:editing-duration>
    <meta:document-statistic meta:page-count="9" meta:paragraph-count="16" meta:word-count="1215" meta:character-count="8131" meta:row-count="57" meta:non-whitespace-character-count="6932"/>
  </office:meta>
</office:document-meta>
</file>